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Roboto" officeooo:rsid="001d745c" officeooo:paragraph-rsid="001d745c"/>
    </style:style>
    <style:style style:name="P2" style:family="paragraph" style:parent-style-name="Standard">
      <style:text-properties style:font-name="Roboto" officeooo:rsid="001d745c" officeooo:paragraph-rsid="001d745c"/>
    </style:style>
    <style:style style:name="P3" style:family="paragraph" style:parent-style-name="Standard">
      <style:text-properties style:font-name="Roboto" fo:font-size="12pt" fo:font-weight="normal" officeooo:rsid="001d745c" officeooo:paragraph-rsid="001d745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style:font-name="Roboto" fo:font-size="18pt" fo:font-weight="bold" officeooo:rsid="001d745c" officeooo:paragraph-rsid="001d745c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0398in" fo:margin-bottom="0.0398in" loext:contextual-spacing="false"/>
      <style:text-properties style:font-name="Roboto" fo:font-size="14pt" fo:font-weight="bold" officeooo:rsid="001d745c" officeooo:paragraph-rsid="001d745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Roboto" fo:font-size="12pt" fo:font-weight="normal" officeooo:rsid="001d745c" officeooo:paragraph-rsid="001d745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style:font-name="Roboto" fo:font-size="14pt" fo:font-weight="bold" officeooo:rsid="001d745c" officeooo:paragraph-rsid="001ebca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398in" fo:margin-bottom="0.0398in" loext:contextual-spacing="false"/>
      <style:text-properties style:font-name="Roboto" fo:font-size="12pt" fo:font-weight="normal" officeooo:rsid="001d745c" officeooo:paragraph-rsid="001ebcac" style:font-size-asian="10.5pt" style:font-weight-asian="normal" style:font-size-complex="12pt" style:font-weight-complex="normal"/>
    </style:style>
    <style:style style:name="T1" style:family="text">
      <style:text-properties officeooo:rsid="001ebcac"/>
    </style:style>
    <style:style style:name="T2" style:family="text">
      <style:text-properties fo:font-style="italic" officeooo:rsid="001ebcac" style:font-style-asian="italic" style:font-style-complex="italic"/>
    </style:style>
    <style:style style:name="T3" style:family="text">
      <style:text-properties fo:font-style="italic" officeooo:rsid="00207726" style:font-style-asian="italic" style:font-style-complex="italic"/>
    </style:style>
    <style:style style:name="T4" style:family="text">
      <style:text-properties officeooo:rsid="00207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TL – TP1</text:p>
      <text:p text:style-name="P2">Martino Ferrari</text:p>
      <text:p text:style-name="P2"/>
      <text:p text:style-name="P5">Exercise 1</text:p>
      <text:p text:style-name="P3">In this first exercise we were asked to translate 3 sentences from Arcturan to Centauri, two fictionary languages.</text:p>
      <text:p text:style-name="P3">To do so we were provided of a simple Arcturan-Centauri “rosetta stone”, where few <text:s/>sentences were written in both languages, as well as a monolingual Centauri text.</text:p>
      <text:p text:style-name="P3">To translate the sentneces I write a simple and naive Python script that translate the Arcturan in Centauri using both monogram and bigrams. </text:p>
      <text:p text:style-name="P3">However I did not programmed a full dynamic (Viterbi-like) algorithm but a much more basic logic, where I take in account only the more probable translation, and so I do not use any back-pointer, <text:span text:style-name="T4">you can find the code in </text:span><text:span text:style-name="T3">translator.py</text:span>.</text:p>
      <text:p text:style-name="P3">The results of the script are the following:</text:p>
      <text:p text:style-name="P3"/>
      <text:p text:style-name="P3">1<text:tab/>A: iat lat pippat eneat hilat oloat at-yurp</text:p>
      <text:p text:style-name="P3"><text:tab/>C: lalok brok anok enemok ghirok kantok ok-yurp</text:p>
      <text:p text:style-name="P3"/>
      <text:p text:style-name="P3">2<text:tab/>A: totat nnat forat arrat mat bat</text:p>
      <text:p text:style-name="P3"><text:tab/>C: wiwok rarok nok crrrok yorok ghirok</text:p>
      <text:p text:style-name="P3"/>
      <text:p text:style-name="P3">3<text:tab/>A: wat dat quat cat uskrat at-drubel</text:p>
      <text:p text:style-name="P3"><text:tab/>C: lalok sprok izok stok ? ok-drubel</text:p>
      <text:p text:style-name="P3"/>
      <text:p text:style-name="P3">Note that in sentence 3 there is a word never translated in the “Rosetta stone”. </text:p>
      <text:p text:style-name="P3">The more difficult part of the exercise is the verification as the sense and the grammar of the two languages are unknown, the only verification I did was to pass a translated sentence to the “translator” and look at the resut:</text:p>
      <text:p text:style-name="P3"/>
      <text:p text:style-name="P3">4<text:tab/>A: wat nnat forat arrat vat ga</text:p>
      <text:p text:style-name="P3"><text:tab/>C: lalok rarok nok izok hihok mok</text:p>
      <text:p text:style-name="P3"/>
      <text:p text:style-name="P3">The translated sentence match the original translation. </text:p>
      <text:p text:style-name="P3"/>
      <text:p text:style-name="P7">Exercise <text:span text:style-name="T1">2</text:span></text:p>
      <text:p text:style-name="P8"><text:span text:style-name="T1">In this second exercise we were asked to implement the EM algorithm for a simple head or tails problem. You can find the code in </text:span><text:span text:style-name="T2">em_coins.p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Roboto" officeooo:rsid="001d745c" officeooo:paragraph-rsid="001d745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8.02.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8:27:11.290613874</meta:creation-date>
    <dc:date>2017-03-08T18:25:36.010417206</dc:date>
    <meta:editing-duration>PT13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77" meta:character-count="1567" meta:non-whitespace-character-count="1303"/>
  </office:meta>
</office:document-meta>
</file>